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aily Scrum – 21/03/2019</text:p>
      <text:p text:style-name="P2">So far this Sprint</text:p>
      <text:p text:style-name="Normal">Lucas – working on RD GUI, bug fixes</text:p>
      <text:p text:style-name="P3">Will – Working on editable form fixes, sorted issues<text:s/>Lucas was having</text:p>
      <text:p text:style-name="Normal">Safouh – continued working on<text:s/>testing software</text:p>
      <text:p text:style-name="Normal">Elliot – Editable forms</text:p>
      <text:p text:style-name="Normal">Oliver – Web aspects, primarily backend</text:p>
      <text:p text:style-name="Normal">Nick – Graph functioning with dummy data</text:p>
      <text:p text:style-name="Normal">Matthew<text:s/>–<text:s/>GP prescription buttons</text:p>
      <text:p text:style-name="P4"/>
      <text:p text:style-name="P5">Today’s work</text:p>
      <text:p text:style-name="Normal">Lucas – working on buttons</text:p>
      <text:p text:style-name="Normal">Will – fixing editable forms, able to retrieve data from forms</text:p>
      <text:p text:style-name="Normal">Safouh – helping with bug fixes</text:p>
      <text:p text:style-name="Normal">Elliot – working with will on editable forms</text:p>
      <text:p text:style-name="Normal">Oliver – Continuing work on backend web</text:p>
      <text:p text:style-name="Normal">Nick – Continue with graphs, create methods to accept data</text:p>
      <text:p text:style-name="Normal">Matthew<text:s/>–<text:s/>GP prescription buttons</text:p>
      <text:p text:style-name="Normal"/>
      <text:p text:style-name="Normal"><text:span text:style-name="T6">Difficulties</text:span></text:p>
      <text:p text:style-name="Normal">Nick – Waiting on completion of editable forms as data is required for graphs</text:p>
      <text:p text:style-name="Normal">Elliot/Will – Having to spend more time catching up with editable form fixes</text:p>
      <text:p text:style-name="Normal">Oliver<text:s/>–<text:s/>Working with the backe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Maslin [nim43]</meta:initial-creator>
    <dc:creator>Nick Maslin [nim43]</dc:creator>
    <meta:creation-date>2019-03-21T13:06:00Z</meta:creation-date>
    <dc:date>2019-03-21T13:34:00Z</dc:date>
    <meta:template xlink:href="Normal" xlink:type="simple"/>
    <meta:editing-cycles>13</meta:editing-cycles>
    <meta:editing-duration>PT1380S</meta:editing-duration>
    <meta:document-statistic meta:page-count="1" meta:paragraph-count="1" meta:word-count="127" meta:character-count="853" meta:row-count="6" meta:non-whitespace-character-count="727"/>
  </office:meta>
</office:document-meta>
</file>